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Dialog" svg:font-family="Dialog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Dialog" style:font-name-asian="Dialog" style:font-name-complex="Dialog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Dialog" style:font-name-asian="Dialog" style:font-name-complex="Dialog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13291666666667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7.7787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port_Worksheet" table:style-name="ta1">
        <table:table-column table:style-name="co1" table:default-cell-style-name="ce1"/>
        <table:table-column table:style-name="co2" table:default-cell-style-name="ce8"/>
        <table:table-column table:style-name="co3" table:default-cell-style-name="ce8"/>
        <table:table-column table:style-name="co4" table:number-columns-repeated="16381" table:default-cell-style-name="ce1"/>
        <table:table-row table:style-name="ro1">
          <table:table-cell office:value-type="string" table:style-name="ce3">
            <text:p>SOFTWARENAME</text:p>
          </table:table-cell>
          <table:table-cell office:value-type="string" table:style-name="ce4">
            <text:p>CNT</text:p>
          </table:table-cell>
          <table:table-cell office:value-type="string" table:style-name="ce4">
            <text:p>DSC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irefox</text:p>
          </table:table-cell>
          <table:table-cell office:value-type="float" office:value="42449" table:style-name="ce5">
            <text:p>42449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VLC</text:p>
          </table:table-cell>
          <table:table-cell office:value-type="float" office:value="39711" table:style-name="ce5">
            <text:p>39711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-zip</text:p>
          </table:table-cell>
          <table:table-cell office:value-type="float" office:value="37444" table:style-name="ce5">
            <text:p>37444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fo-ZIP</text:p>
          </table:table-cell>
          <table:table-cell office:value-type="float" office:value="23956" table:style-name="ce5">
            <text:p>23956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alibre</text:p>
          </table:table-cell>
          <table:table-cell office:value-type="float" office:value="20153" table:style-name="ce5">
            <text:p>20153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otepad++</text:p>
          </table:table-cell>
          <table:table-cell office:value-type="float" office:value="14263" table:style-name="ce5">
            <text:p>14263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zip2</text:p>
          </table:table-cell>
          <table:table-cell office:value-type="float" office:value="12115" table:style-name="ce5">
            <text:p>12115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pm</text:p>
          </table:table-cell>
          <table:table-cell office:value-type="float" office:value="9795" table:style-name="ce5">
            <text:p>9795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awk</text:p>
          </table:table-cell>
          <table:table-cell office:value-type="float" office:value="9476" table:style-name="ce5">
            <text:p>9476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url</text:p>
          </table:table-cell>
          <table:table-cell office:value-type="float" office:value="9210" table:style-name="ce5">
            <text:p>9210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ed</text:p>
          </table:table-cell>
          <table:table-cell office:value-type="float" office:value="8977" table:style-name="ce5">
            <text:p>8977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rep</text:p>
          </table:table-cell>
          <table:table-cell office:value-type="float" office:value="8974" table:style-name="ce5">
            <text:p>8974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VN</text:p>
          </table:table-cell>
          <table:table-cell office:value-type="float" office:value="8747" table:style-name="ce5">
            <text:p>8747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ess</text:p>
          </table:table-cell>
          <table:table-cell office:value-type="float" office:value="8718" table:style-name="ce5">
            <text:p>8718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nldap</text:p>
          </table:table-cell>
          <table:table-cell office:value-type="float" office:value="8646" table:style-name="ce5">
            <text:p>8646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zdata</text:p>
          </table:table-cell>
          <table:table-cell office:value-type="float" office:value="8609" table:style-name="ce5">
            <text:p>8609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2fsprogs</text:p>
          </table:table-cell>
          <table:table-cell office:value-type="float" office:value="8572" table:style-name="ce5">
            <text:p>8572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nssh</text:p>
          </table:table-cell>
          <table:table-cell office:value-type="float" office:value="8569" table:style-name="ce5">
            <text:p>8569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zip</text:p>
          </table:table-cell>
          <table:table-cell office:value-type="float" office:value="8517" table:style-name="ce5">
            <text:p>8517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etup</text:p>
          </table:table-cell>
          <table:table-cell office:value-type="float" office:value="8513" table:style-name="ce5">
            <text:p>8513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udit</text:p>
          </table:table-cell>
          <table:table-cell office:value-type="float" office:value="8433" table:style-name="ce5">
            <text:p>8433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nappy</text:p>
          </table:table-cell>
          <table:table-cell office:value-type="float" office:value="8429" table:style-name="ce5">
            <text:p>8429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olicycoreutils</text:p>
          </table:table-cell>
          <table:table-cell office:value-type="float" office:value="8378" table:style-name="ce5">
            <text:p>8378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rhn-client-tools</text:p>
          </table:table-cell>
          <table:table-cell office:value-type="float" office:value="8334" table:style-name="ce5">
            <text:p>8334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trace</text:p>
          </table:table-cell>
          <table:table-cell office:value-type="float" office:value="8327" table:style-name="ce5">
            <text:p>8327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ptables</text:p>
          </table:table-cell>
          <table:table-cell office:value-type="float" office:value="8323" table:style-name="ce5">
            <text:p>8323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ake</text:p>
          </table:table-cell>
          <table:table-cell office:value-type="float" office:value="8322" table:style-name="ce5">
            <text:p>8322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nitscripts</text:p>
          </table:table-cell>
          <table:table-cell office:value-type="float" office:value="8297" table:style-name="ce5">
            <text:p>8297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inutils</text:p>
          </table:table-cell>
          <table:table-cell office:value-type="float" office:value="8296" table:style-name="ce5">
            <text:p>8296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udo</text:p>
          </table:table-cell>
          <table:table-cell office:value-type="float" office:value="8295" table:style-name="ce5">
            <text:p>8295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ubscription-manager</text:p>
          </table:table-cell>
          <table:table-cell office:value-type="float" office:value="8274" table:style-name="ce5">
            <text:p>8274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nfo</text:p>
          </table:table-cell>
          <table:table-cell office:value-type="float" office:value="8273" table:style-name="ce5">
            <text:p>8273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exec-tools</text:p>
          </table:table-cell>
          <table:table-cell office:value-type="float" office:value="8267" table:style-name="ce5">
            <text:p>8267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proute</text:p>
          </table:table-cell>
          <table:table-cell office:value-type="float" office:value="8261" table:style-name="ce5">
            <text:p>8261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ciutils</text:p>
          </table:table-cell>
          <table:table-cell office:value-type="float" office:value="8252" table:style-name="ce5">
            <text:p>8252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oreutils</text:p>
          </table:table-cell>
          <table:table-cell office:value-type="float" office:value="8239" table:style-name="ce5">
            <text:p>8239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yum</text:p>
          </table:table-cell>
          <table:table-cell office:value-type="float" office:value="8233" table:style-name="ce5">
            <text:p>8233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newt</text:p>
          </table:table-cell>
          <table:table-cell office:value-type="float" office:value="8230" table:style-name="ce5">
            <text:p>8230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xpat</text:p>
          </table:table-cell>
          <table:table-cell office:value-type="float" office:value="8227" table:style-name="ce5">
            <text:p>8227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yum-rhn-plugin</text:p>
          </table:table-cell>
          <table:table-cell office:value-type="float" office:value="8222" table:style-name="ce5">
            <text:p>8222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hkconfig</text:p>
          </table:table-cell>
          <table:table-cell office:value-type="float" office:value="8221" table:style-name="ce5">
            <text:p>8221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ipscheck</text:p>
          </table:table-cell>
          <table:table-cell office:value-type="float" office:value="8219" table:style-name="ce5">
            <text:p>8219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icrocode_ctl</text:p>
          </table:table-cell>
          <table:table-cell office:value-type="float" office:value="8218" table:style-name="ce5">
            <text:p>8218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ogrotate</text:p>
          </table:table-cell>
          <table:table-cell office:value-type="float" office:value="8211" table:style-name="ce5">
            <text:p>8211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putils</text:p>
          </table:table-cell>
          <table:table-cell office:value-type="float" office:value="8209" table:style-name="ce5">
            <text:p>8209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hadow-utils</text:p>
          </table:table-cell>
          <table:table-cell office:value-type="float" office:value="8209" table:style-name="ce5">
            <text:p>8209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bd</text:p>
          </table:table-cell>
          <table:table-cell office:value-type="float" office:value="8205" table:style-name="ce5">
            <text:p>8205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ar</text:p>
          </table:table-cell>
          <table:table-cell office:value-type="float" office:value="8205" table:style-name="ce5">
            <text:p>8205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thtool</text:p>
          </table:table-cell>
          <table:table-cell office:value-type="float" office:value="8202" table:style-name="ce5">
            <text:p>8202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pio</text:p>
          </table:table-cell>
          <table:table-cell office:value-type="float" office:value="8201" table:style-name="ce5">
            <text:p>8201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ygobject2</text:p>
          </table:table-cell>
          <table:table-cell office:value-type="float" office:value="8201" table:style-name="ce5">
            <text:p>8201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rhnsd</text:p>
          </table:table-cell>
          <table:table-cell office:value-type="float" office:value="8201" table:style-name="ce5">
            <text:p>8201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rhnlib</text:p>
          </table:table-cell>
          <table:table-cell office:value-type="float" office:value="8199" table:style-name="ce5">
            <text:p>8199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sermode</text:p>
          </table:table-cell>
          <table:table-cell office:value-type="float" office:value="8199" table:style-name="ce5">
            <text:p>8199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net-tools</text:p>
          </table:table-cell>
          <table:table-cell office:value-type="float" office:value="8198" table:style-name="ce5">
            <text:p>8198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ython-dmidecode</text:p>
          </table:table-cell>
          <table:table-cell office:value-type="float" office:value="8198" table:style-name="ce5">
            <text:p>8198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get</text:p>
          </table:table-cell>
          <table:table-cell office:value-type="float" office:value="8196" table:style-name="ce5">
            <text:p>8196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ilesystem</text:p>
          </table:table-cell>
          <table:table-cell office:value-type="float" office:value="8195" table:style-name="ce5">
            <text:p>8195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indutils</text:p>
          </table:table-cell>
          <table:table-cell office:value-type="float" office:value="8192" table:style-name="ce5">
            <text:p>8192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ython-urlgrabber</text:p>
          </table:table-cell>
          <table:table-cell office:value-type="float" office:value="8192" table:style-name="ce5">
            <text:p>8192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zip</text:p>
          </table:table-cell>
          <table:table-cell office:value-type="float" office:value="8188" table:style-name="ce5">
            <text:p>8188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rontabs</text:p>
          </table:table-cell>
          <table:table-cell office:value-type="float" office:value="8186" table:style-name="ce5">
            <text:p>8186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hich</text:p>
          </table:table-cell>
          <table:table-cell office:value-type="float" office:value="8186" table:style-name="ce5">
            <text:p>8186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kgconfig</text:p>
          </table:table-cell>
          <table:table-cell office:value-type="float" office:value="8185" table:style-name="ce5">
            <text:p>8185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dhat-logos</text:p>
          </table:table-cell>
          <table:table-cell office:value-type="float" office:value="8185" table:style-name="ce5">
            <text:p>8185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asesystem</text:p>
          </table:table-cell>
          <table:table-cell office:value-type="float" office:value="8184" table:style-name="ce5">
            <text:p>8184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evice-mapper-event</text:p>
          </table:table-cell>
          <table:table-cell office:value-type="float" office:value="8179" table:style-name="ce5">
            <text:p>8179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vim-minimal</text:p>
          </table:table-cell>
          <table:table-cell office:value-type="float" office:value="8179" table:style-name="ce5">
            <text:p>8179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rhn-check</text:p>
          </table:table-cell>
          <table:table-cell office:value-type="float" office:value="8178" table:style-name="ce5">
            <text:p>8178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rhn-setup</text:p>
          </table:table-cell>
          <table:table-cell office:value-type="float" office:value="8178" table:style-name="ce5">
            <text:p>8178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partx</text:p>
          </table:table-cell>
          <table:table-cell office:value-type="float" office:value="8176" table:style-name="ce5">
            <text:p>8176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hclient</text:p>
          </table:table-cell>
          <table:table-cell office:value-type="float" office:value="8175" table:style-name="ce5">
            <text:p>8175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arted</text:p>
          </table:table-cell>
          <table:table-cell office:value-type="float" office:value="8155" table:style-name="ce5">
            <text:p>8155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sync</text:p>
          </table:table-cell>
          <table:table-cell office:value-type="float" office:value="8154" table:style-name="ce5">
            <text:p>8154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unzip</text:p>
          </table:table-cell>
          <table:table-cell office:value-type="float" office:value="8145" table:style-name="ce5">
            <text:p>8145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4</text:p>
          </table:table-cell>
          <table:table-cell office:value-type="float" office:value="8133" table:style-name="ce5">
            <text:p>8133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cpdump</text:p>
          </table:table-cell>
          <table:table-cell office:value-type="float" office:value="8118" table:style-name="ce5">
            <text:p>8118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ind-utils</text:p>
          </table:table-cell>
          <table:table-cell office:value-type="float" office:value="8112" table:style-name="ce5">
            <text:p>8112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quota</text:p>
          </table:table-cell>
          <table:table-cell office:value-type="float" office:value="8108" table:style-name="ce5">
            <text:p>8108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os</text:p>
          </table:table-cell>
          <table:table-cell office:value-type="float" office:value="8083" table:style-name="ce5">
            <text:p>8083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sof</text:p>
          </table:table-cell>
          <table:table-cell office:value-type="float" office:value="8066" table:style-name="ce5">
            <text:p>8066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ysstat</text:p>
          </table:table-cell>
          <table:table-cell office:value-type="float" office:value="8061" table:style-name="ce5">
            <text:p>8061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t</text:p>
          </table:table-cell>
          <table:table-cell office:value-type="float" office:value="8059" table:style-name="ce5">
            <text:p>8059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ailx</text:p>
          </table:table-cell>
          <table:table-cell office:value-type="float" office:value="8056" table:style-name="ce5">
            <text:p>8056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smisc</text:p>
          </table:table-cell>
          <table:table-cell office:value-type="float" office:value="8049" table:style-name="ce5">
            <text:p>8049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martmontools</text:p>
          </table:table-cell>
          <table:table-cell office:value-type="float" office:value="8044" table:style-name="ce5">
            <text:p>8044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raceroute</text:p>
          </table:table-cell>
          <table:table-cell office:value-type="float" office:value="8044" table:style-name="ce5">
            <text:p>8044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d</text:p>
          </table:table-cell>
          <table:table-cell office:value-type="float" office:value="8043" table:style-name="ce5">
            <text:p>8043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ime</text:p>
          </table:table-cell>
          <table:table-cell office:value-type="float" office:value="8038" table:style-name="ce5">
            <text:p>8038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xz</text:p>
          </table:table-cell>
          <table:table-cell office:value-type="float" office:value="8038" table:style-name="ce5">
            <text:p>8038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ibXt</text:p>
          </table:table-cell>
          <table:table-cell office:value-type="float" office:value="8036" table:style-name="ce5">
            <text:p>8036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locate</text:p>
          </table:table-cell>
          <table:table-cell office:value-type="float" office:value="8036" table:style-name="ce5">
            <text:p>8036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ython-ethtool</text:p>
          </table:table-cell>
          <table:table-cell office:value-type="float" office:value="8035" table:style-name="ce5">
            <text:p>8035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nfs-utils</text:p>
          </table:table-cell>
          <table:table-cell office:value-type="float" office:value="8034" table:style-name="ce5">
            <text:p>8034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sacct</text:p>
          </table:table-cell>
          <table:table-cell office:value-type="float" office:value="8034" table:style-name="ce5">
            <text:p>8034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sscsi</text:p>
          </table:table-cell>
          <table:table-cell office:value-type="float" office:value="8017" table:style-name="ce5">
            <text:p>8017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yum-utils</text:p>
          </table:table-cell>
          <table:table-cell office:value-type="float" office:value="7998" table:style-name="ce5">
            <text:p>7998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xorg-x11-font-utils</text:p>
          </table:table-cell>
          <table:table-cell office:value-type="float" office:value="7997" table:style-name="ce5">
            <text:p>7997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dparm</text:p>
          </table:table-cell>
          <table:table-cell office:value-type="float" office:value="7969" table:style-name="ce5">
            <text:p>7969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elink</text:p>
          </table:table-cell>
          <table:table-cell office:value-type="float" office:value="7965" table:style-name="ce5">
            <text:p>7965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xorg-x11-xauth</text:p>
          </table:table-cell>
          <table:table-cell office:value-type="float" office:value="7961" table:style-name="ce5">
            <text:p>7961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xorg-x11-xkb-utils</text:p>
          </table:table-cell>
          <table:table-cell office:value-type="float" office:value="7957" table:style-name="ce5">
            <text:p>7957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xorg-x11-server-utils</text:p>
          </table:table-cell>
          <table:table-cell office:value-type="float" office:value="7954" table:style-name="ce5">
            <text:p>7954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xorg-x11-utils</text:p>
          </table:table-cell>
          <table:table-cell office:value-type="float" office:value="7946" table:style-name="ce5">
            <text:p>7946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rash</text:p>
          </table:table-cell>
          <table:table-cell office:value-type="float" office:value="7944" table:style-name="ce5">
            <text:p>7944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neon</text:p>
          </table:table-cell>
          <table:table-cell office:value-type="float" office:value="7940" table:style-name="ce5">
            <text:p>7940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elnet</text:p>
          </table:table-cell>
          <table:table-cell office:value-type="float" office:value="7940" table:style-name="ce5">
            <text:p>7940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redhat-lsb</text:p>
          </table:table-cell>
          <table:table-cell office:value-type="float" office:value="7924" table:style-name="ce5">
            <text:p>7924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utofs</text:p>
          </table:table-cell>
          <table:table-cell office:value-type="float" office:value="7921" table:style-name="ce5">
            <text:p>7921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tp</text:p>
          </table:table-cell>
          <table:table-cell office:value-type="float" office:value="7909" table:style-name="ce5">
            <text:p>7909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endmail</text:p>
          </table:table-cell>
          <table:table-cell office:value-type="float" office:value="7893" table:style-name="ce5">
            <text:p>7893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ump</text:p>
          </table:table-cell>
          <table:table-cell office:value-type="float" office:value="7890" table:style-name="ce5">
            <text:p>7890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m_sensors</text:p>
          </table:table-cell>
          <table:table-cell office:value-type="float" office:value="7868" table:style-name="ce5">
            <text:p>7868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iscsi-initiator-utils</text:p>
          </table:table-cell>
          <table:table-cell office:value-type="float" office:value="7861" table:style-name="ce5">
            <text:p>7861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esiod</text:p>
          </table:table-cell>
          <table:table-cell office:value-type="float" office:value="7856" table:style-name="ce5">
            <text:p>7856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ax</text:p>
          </table:table-cell>
          <table:table-cell office:value-type="float" office:value="7851" table:style-name="ce5">
            <text:p>7851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ysfsutils</text:p>
          </table:table-cell>
          <table:table-cell office:value-type="float" office:value="7850" table:style-name="ce5">
            <text:p>7850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racut</text:p>
          </table:table-cell>
          <table:table-cell office:value-type="float" office:value="7849" table:style-name="ce5">
            <text:p>7849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rcs</text:p>
          </table:table-cell>
          <table:table-cell office:value-type="float" office:value="7841" table:style-name="ce5">
            <text:p>7841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ogwatch</text:p>
          </table:table-cell>
          <table:table-cell office:value-type="float" office:value="7840" table:style-name="ce5">
            <text:p>7840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ocmail</text:p>
          </table:table-cell>
          <table:table-cell office:value-type="float" office:value="7840" table:style-name="ce5">
            <text:p>7840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getty</text:p>
          </table:table-cell>
          <table:table-cell office:value-type="float" office:value="7839" table:style-name="ce5">
            <text:p>7839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os2unix</text:p>
          </table:table-cell>
          <table:table-cell office:value-type="float" office:value="7833" table:style-name="ce5">
            <text:p>7833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inger</text:p>
          </table:table-cell>
          <table:table-cell office:value-type="float" office:value="7833" table:style-name="ce5">
            <text:p>7833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nscd</text:p>
          </table:table-cell>
          <table:table-cell office:value-type="float" office:value="7831" table:style-name="ce5">
            <text:p>7831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ymlinks</text:p>
          </table:table-cell>
          <table:table-cell office:value-type="float" office:value="7821" table:style-name="ce5">
            <text:p>7821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ree</text:p>
          </table:table-cell>
          <table:table-cell office:value-type="float" office:value="7820" table:style-name="ce5">
            <text:p>7820</text:p>
          </table:table-cell>
          <table:table-cell office:value-type="string" table:style-name="ce6">
            <text:p>Application software/Too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Java{TM} Platform SE binary</text:p>
          </table:table-cell>
          <table:table-cell office:value-type="float" office:value="42877" table:style-name="ce5">
            <text:p>42877</text:p>
          </table:table-cell>
          <table:table-cell office:value-type="string" table:style-name="ce6">
            <text:p>Development platform/framework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erl</text:p>
          </table:table-cell>
          <table:table-cell office:value-type="float" office:value="34192" table:style-name="ce5">
            <text:p>34192</text:p>
          </table:table-cell>
          <table:table-cell office:value-type="string" table:style-name="ce6">
            <text:p>Development platform/framework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qt</text:p>
          </table:table-cell>
          <table:table-cell office:value-type="float" office:value="22090" table:style-name="ce5">
            <text:p>22090</text:p>
          </table:table-cell>
          <table:table-cell office:value-type="string" table:style-name="ce6">
            <text:p>Development platform/framework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ecko SDK</text:p>
          </table:table-cell>
          <table:table-cell office:value-type="float" office:value="16523" table:style-name="ce5">
            <text:p>16523</text:p>
          </table:table-cell>
          <table:table-cell office:value-type="string" table:style-name="ce6">
            <text:p>Development platform/framework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ython</text:p>
          </table:table-cell>
          <table:table-cell office:value-type="float" office:value="14206" table:style-name="ce5">
            <text:p>14206</text:p>
          </table:table-cell>
          <table:table-cell office:value-type="string" table:style-name="ce6">
            <text:p>Development platform/framework</text:p>
          </table:table-cell>
          <table:table-cell table:number-columns-repeated="16381"/>
        </table:table-row>
        <table:table-row table:style-name="ro1">
          <table:table-cell office:value-type="string" table:style-name="ce3">
            <office:annotation office:display="true" draw:style-name="a0" svg:x="6.34375in" svg:y="26.5729166666667in" svg:width="2.39583333333333in" svg:height="0.802083333333333in">
              <dc:creator>Oikonomou Ioannis</dc:creator>
              <text:p><text:span text:style-name="T2">Oikonomou Ioannis:</text:span><text:span text:style-name="T1"/></text:p>
              <text:p><text:span text:style-name="T1">Software items in bold indicate software that has been grouped under 'Linux and its standard components'.</text:span></text:p>
            </office:annotation>
            <text:p>gcc</text:p>
          </table:table-cell>
          <table:table-cell office:value-type="float" office:value="9940" table:style-name="ce5">
            <text:p>9940</text:p>
          </table:table-cell>
          <table:table-cell office:value-type="string" table:style-name="ce6">
            <text:p>Development platform/framework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evice-mapper</text:p>
          </table:table-cell>
          <table:table-cell office:value-type="float" office:value="8219" table:style-name="ce5">
            <text:p>8219</text:p>
          </table:table-cell>
          <table:table-cell office:value-type="string" table:style-name="ce6">
            <text:p>Development platform/framework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pp</text:p>
          </table:table-cell>
          <table:table-cell office:value-type="float" office:value="8070" table:style-name="ce5">
            <text:p>8070</text:p>
          </table:table-cell>
          <table:table-cell office:value-type="string" table:style-name="ce6">
            <text:p>Development platform/framework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c</text:p>
          </table:table-cell>
          <table:table-cell office:value-type="float" office:value="8052" table:style-name="ce5">
            <text:p>8052</text:p>
          </table:table-cell>
          <table:table-cell office:value-type="string" table:style-name="ce6">
            <text:p>Development platform/framework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hostscript</text:p>
          </table:table-cell>
          <table:table-cell office:value-type="float" office:value="7954" table:style-name="ce5">
            <text:p>7954</text:p>
          </table:table-cell>
          <table:table-cell office:value-type="string" table:style-name="ce6">
            <text:p>Development platform/framework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cc-c++</text:p>
          </table:table-cell>
          <table:table-cell office:value-type="float" office:value="7894" table:style-name="ce5">
            <text:p>7894</text:p>
          </table:table-cell>
          <table:table-cell office:value-type="string" table:style-name="ce6">
            <text:p>Development platform/framework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ernel-devel</text:p>
          </table:table-cell>
          <table:table-cell office:value-type="float" office:value="7868" table:style-name="ce5">
            <text:p>7868</text:p>
          </table:table-cell>
          <table:table-cell office:value-type="string" table:style-name="ce6">
            <text:p>Development platform/framework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spr &amp; nss</text:p>
          </table:table-cell>
          <table:table-cell office:value-type="float" office:value="18722" table:style-name="ce5">
            <text:p>18722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penSSL &amp; pyOpenSSL</text:p>
          </table:table-cell>
          <table:table-cell office:value-type="float" office:value="18032" table:style-name="ce5">
            <text:p>18032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libc</text:p>
          </table:table-cell>
          <table:table-cell office:value-type="float" office:value="17329" table:style-name="ce5">
            <text:p>17329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stdc++</text:p>
          </table:table-cell>
          <table:table-cell office:value-type="float" office:value="16073" table:style-name="ce5">
            <text:p>16073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Xau</text:p>
          </table:table-cell>
          <table:table-cell office:value-type="float" office:value="14171" table:style-name="ce5">
            <text:p>14171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ile</text:p>
          </table:table-cell>
          <table:table-cell office:value-type="float" office:value="9156" table:style-name="ce5">
            <text:p>9156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asswd</text:p>
          </table:table-cell>
          <table:table-cell office:value-type="float" office:value="9128" table:style-name="ce5">
            <text:p>9128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elinux-policy</text:p>
          </table:table-cell>
          <table:table-cell office:value-type="float" office:value="8786" table:style-name="ce5">
            <text:p>8786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atch</text:p>
          </table:table-cell>
          <table:table-cell office:value-type="float" office:value="8700" table:style-name="ce5">
            <text:p>8700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bash</text:p>
          </table:table-cell>
          <table:table-cell office:value-type="float" office:value="8659" table:style-name="ce5">
            <text:p>8659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xml2</text:p>
          </table:table-cell>
          <table:table-cell office:value-type="float" office:value="8428" table:style-name="ce5">
            <text:p>8428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nutls</text:p>
          </table:table-cell>
          <table:table-cell office:value-type="float" office:value="8399" table:style-name="ce5">
            <text:p>8399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selinux</text:p>
          </table:table-cell>
          <table:table-cell office:value-type="float" office:value="8339" table:style-name="ce5">
            <text:p>8339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reetype</text:p>
          </table:table-cell>
          <table:table-cell office:value-type="float" office:value="8326" table:style-name="ce5">
            <text:p>8326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cyrus-sasl</text:p>
          </table:table-cell>
          <table:table-cell office:value-type="float" office:value="8316" table:style-name="ce5">
            <text:p>8316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glib2</text:p>
          </table:table-cell>
          <table:table-cell office:value-type="float" office:value="8295" table:style-name="ce5">
            <text:p>8295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am</text:p>
          </table:table-cell>
          <table:table-cell office:value-type="float" office:value="8291" table:style-name="ce5">
            <text:p>8291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cre</text:p>
          </table:table-cell>
          <table:table-cell office:value-type="float" office:value="8270" table:style-name="ce5">
            <text:p>8270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zlib</text:p>
          </table:table-cell>
          <table:table-cell office:value-type="float" office:value="8269" table:style-name="ce5">
            <text:p>8269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semanage</text:p>
          </table:table-cell>
          <table:table-cell office:value-type="float" office:value="8262" table:style-name="ce5">
            <text:p>8262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cl</text:p>
          </table:table-cell>
          <table:table-cell office:value-type="float" office:value="8260" table:style-name="ce5">
            <text:p>8260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gcrypt</text:p>
          </table:table-cell>
          <table:table-cell office:value-type="float" office:value="8259" table:style-name="ce5">
            <text:p>8259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user</text:p>
          </table:table-cell>
          <table:table-cell office:value-type="float" office:value="8247" table:style-name="ce5">
            <text:p>8247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curses</text:p>
          </table:table-cell>
          <table:table-cell office:value-type="float" office:value="8238" table:style-name="ce5">
            <text:p>8238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ibsepol</text:p>
          </table:table-cell>
          <table:table-cell office:value-type="float" office:value="8231" table:style-name="ce5">
            <text:p>8231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dbm</text:p>
          </table:table-cell>
          <table:table-cell office:value-type="float" office:value="8219" table:style-name="ce5">
            <text:p>8219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readline</text:p>
          </table:table-cell>
          <table:table-cell office:value-type="float" office:value="8217" table:style-name="ce5">
            <text:p>8217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bus-glib</text:p>
          </table:table-cell>
          <table:table-cell office:value-type="float" office:value="8215" table:style-name="ce5">
            <text:p>8215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racklib</text:p>
          </table:table-cell>
          <table:table-cell office:value-type="float" office:value="8213" table:style-name="ce5">
            <text:p>8213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wdata</text:p>
          </table:table-cell>
          <table:table-cell office:value-type="float" office:value="8213" table:style-name="ce5">
            <text:p>8213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ibpcap</text:p>
          </table:table-cell>
          <table:table-cell office:value-type="float" office:value="8213" table:style-name="ce5">
            <text:p>8213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ibaio</text:p>
          </table:table-cell>
          <table:table-cell office:value-type="float" office:value="8207" table:style-name="ce5">
            <text:p>8207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ibcap</text:p>
          </table:table-cell>
          <table:table-cell office:value-type="float" office:value="8207" table:style-name="ce5">
            <text:p>8207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midecode</text:p>
          </table:table-cell>
          <table:table-cell office:value-type="float" office:value="8205" table:style-name="ce5">
            <text:p>8205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ibgpg-error</text:p>
          </table:table-cell>
          <table:table-cell office:value-type="float" office:value="8203" table:style-name="ce5">
            <text:p>8203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ibidn</text:p>
          </table:table-cell>
          <table:table-cell office:value-type="float" office:value="8203" table:style-name="ce5">
            <text:p>8203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m2crypto</text:p>
          </table:table-cell>
          <table:table-cell office:value-type="float" office:value="8203" table:style-name="ce5">
            <text:p>8203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lang</text:p>
          </table:table-cell>
          <table:table-cell office:value-type="float" office:value="8200" table:style-name="ce5">
            <text:p>8200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utempter</text:p>
          </table:table-cell>
          <table:table-cell office:value-type="float" office:value="8199" table:style-name="ce5">
            <text:p>8199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opt</text:p>
          </table:table-cell>
          <table:table-cell office:value-type="float" office:value="8198" table:style-name="ce5">
            <text:p>8198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bus-python</text:p>
          </table:table-cell>
          <table:table-cell office:value-type="float" office:value="8192" table:style-name="ce5">
            <text:p>8192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yum-metadata-parser</text:p>
          </table:table-cell>
          <table:table-cell office:value-type="float" office:value="8192" table:style-name="ce5">
            <text:p>8192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iffutils</text:p>
          </table:table-cell>
          <table:table-cell office:value-type="float" office:value="8190" table:style-name="ce5">
            <text:p>8190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ython-iniparse</text:p>
          </table:table-cell>
          <table:table-cell office:value-type="float" office:value="8185" table:style-name="ce5">
            <text:p>8185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rootfiles</text:p>
          </table:table-cell>
          <table:table-cell office:value-type="float" office:value="8184" table:style-name="ce5">
            <text:p>8184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ntp</text:p>
          </table:table-cell>
          <table:table-cell office:value-type="float" office:value="8182" table:style-name="ce5">
            <text:p>8182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udit-libs</text:p>
          </table:table-cell>
          <table:table-cell office:value-type="float" office:value="8179" table:style-name="ce5">
            <text:p>8179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racklib-dicts</text:p>
          </table:table-cell>
          <table:table-cell office:value-type="float" office:value="8179" table:style-name="ce5">
            <text:p>8179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2fsprogs-libs</text:p>
          </table:table-cell>
          <table:table-cell office:value-type="float" office:value="8179" table:style-name="ce5">
            <text:p>8179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lfutils-libelf</text:p>
          </table:table-cell>
          <table:table-cell office:value-type="float" office:value="8179" table:style-name="ce5">
            <text:p>8179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eyutils-libs</text:p>
          </table:table-cell>
          <table:table-cell office:value-type="float" office:value="8179" table:style-name="ce5">
            <text:p>8179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rb5-libs</text:p>
          </table:table-cell>
          <table:table-cell office:value-type="float" office:value="8179" table:style-name="ce5">
            <text:p>8179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acl</text:p>
          </table:table-cell>
          <table:table-cell office:value-type="float" office:value="8179" table:style-name="ce5">
            <text:p>8179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attr</text:p>
          </table:table-cell>
          <table:table-cell office:value-type="float" office:value="8179" table:style-name="ce5">
            <text:p>8179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gcc</text:p>
          </table:table-cell>
          <table:table-cell office:value-type="float" office:value="8179" table:style-name="ce5">
            <text:p>8179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xml2-python</text:p>
          </table:table-cell>
          <table:table-cell office:value-type="float" office:value="8179" table:style-name="ce5">
            <text:p>8179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elinux-policy-targeted</text:p>
          </table:table-cell>
          <table:table-cell office:value-type="float" office:value="8179" table:style-name="ce5">
            <text:p>8179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bus-libs</text:p>
          </table:table-cell>
          <table:table-cell office:value-type="float" office:value="8178" table:style-name="ce5">
            <text:p>8178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lfutils-libs</text:p>
          </table:table-cell>
          <table:table-cell office:value-type="float" office:value="8171" table:style-name="ce5">
            <text:p>8171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tk2</text:p>
          </table:table-cell>
          <table:table-cell office:value-type="float" office:value="8170" table:style-name="ce5">
            <text:p>8170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ipscheck-lib</text:p>
          </table:table-cell>
          <table:table-cell office:value-type="float" office:value="8169" table:style-name="ce5">
            <text:p>8169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ibtiff</text:p>
          </table:table-cell>
          <table:table-cell office:value-type="float" office:value="8161" table:style-name="ce5">
            <text:p>8161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ibpng</text:p>
          </table:table-cell>
          <table:table-cell office:value-type="float" office:value="8154" table:style-name="ce5">
            <text:p>8154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ibX11</text:p>
          </table:table-cell>
          <table:table-cell office:value-type="float" office:value="8152" table:style-name="ce5">
            <text:p>8152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cp_wrappers</text:p>
          </table:table-cell>
          <table:table-cell office:value-type="float" office:value="8141" table:style-name="ce5">
            <text:p>8141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bind-libs</text:p>
          </table:table-cell>
          <table:table-cell office:value-type="float" office:value="8113" table:style-name="ce5">
            <text:p>8113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ibgomp</text:p>
          </table:table-cell>
          <table:table-cell office:value-type="float" office:value="8113" table:style-name="ce5">
            <text:p>8113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ettext</text:p>
          </table:table-cell>
          <table:table-cell office:value-type="float" office:value="8103" table:style-name="ce5">
            <text:p>8103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ibXi</text:p>
          </table:table-cell>
          <table:table-cell office:value-type="float" office:value="8099" table:style-name="ce5">
            <text:p>8099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ango</text:p>
          </table:table-cell>
          <table:table-cell office:value-type="float" office:value="8095" table:style-name="ce5">
            <text:p>8095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airo</text:p>
          </table:table-cell>
          <table:table-cell office:value-type="float" office:value="8091" table:style-name="ce5">
            <text:p>8091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ontconfig</text:p>
          </table:table-cell>
          <table:table-cell office:value-type="float" office:value="8091" table:style-name="ce5">
            <text:p>8091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ibXext</text:p>
          </table:table-cell>
          <table:table-cell office:value-type="float" office:value="8091" table:style-name="ce5">
            <text:p>8091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ibXrender</text:p>
          </table:table-cell>
          <table:table-cell office:value-type="float" office:value="8091" table:style-name="ce5">
            <text:p>8091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ython-libs</text:p>
          </table:table-cell>
          <table:table-cell office:value-type="float" office:value="8090" table:style-name="ce5">
            <text:p>8090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ibXfont</text:p>
          </table:table-cell>
          <table:table-cell office:value-type="float" office:value="8076" table:style-name="ce5">
            <text:p>8076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ibXrandr</text:p>
          </table:table-cell>
          <table:table-cell office:value-type="float" office:value="8075" table:style-name="ce5">
            <text:p>8075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ibXtst</text:p>
          </table:table-cell>
          <table:table-cell office:value-type="float" office:value="8074" table:style-name="ce5">
            <text:p>8074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ernel-headers</text:p>
          </table:table-cell>
          <table:table-cell office:value-type="float" office:value="8069" table:style-name="ce5">
            <text:p>8069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ibXcursor</text:p>
          </table:table-cell>
          <table:table-cell office:value-type="float" office:value="8068" table:style-name="ce5">
            <text:p>8068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ibnl</text:p>
          </table:table-cell>
          <table:table-cell office:value-type="float" office:value="8067" table:style-name="ce5">
            <text:p>8067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ibXft</text:p>
          </table:table-cell>
          <table:table-cell office:value-type="float" office:value="8067" table:style-name="ce5">
            <text:p>8067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ibXfixes</text:p>
          </table:table-cell>
          <table:table-cell office:value-type="float" office:value="8065" table:style-name="ce5">
            <text:p>8065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ibICE</text:p>
          </table:table-cell>
          <table:table-cell office:value-type="float" office:value="8055" table:style-name="ce5">
            <text:p>8055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ibSM</text:p>
          </table:table-cell>
          <table:table-cell office:value-type="float" office:value="8055" table:style-name="ce5">
            <text:p>8055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ibXinerama</text:p>
          </table:table-cell>
          <table:table-cell office:value-type="float" office:value="8055" table:style-name="ce5">
            <text:p>8055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tk</text:p>
          </table:table-cell>
          <table:table-cell office:value-type="float" office:value="8054" table:style-name="ce5">
            <text:p>8054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pr-util</text:p>
          </table:table-cell>
          <table:table-cell office:value-type="float" office:value="8042" table:style-name="ce5">
            <text:p>8042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ups-libs</text:p>
          </table:table-cell>
          <table:table-cell office:value-type="float" office:value="8034" table:style-name="ce5">
            <text:p>8034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ibfontenc</text:p>
          </table:table-cell>
          <table:table-cell office:value-type="float" office:value="8028" table:style-name="ce5">
            <text:p>8028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ibXxf86vm</text:p>
          </table:table-cell>
          <table:table-cell office:value-type="float" office:value="8027" table:style-name="ce5">
            <text:p>8027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hicolor-icon-theme</text:p>
          </table:table-cell>
          <table:table-cell office:value-type="float" office:value="8026" table:style-name="ce5">
            <text:p>8026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bsysfs</text:p>
          </table:table-cell>
          <table:table-cell office:value-type="float" office:value="8020" table:style-name="ce5">
            <text:p>8020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compat-libstdc++-33</text:p>
          </table:table-cell>
          <table:table-cell office:value-type="float" office:value="8016" table:style-name="ce5">
            <text:p>8016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ibevent</text:p>
          </table:table-cell>
          <table:table-cell office:value-type="float" office:value="8009" table:style-name="ce5">
            <text:p>8009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ibXmu</text:p>
          </table:table-cell>
          <table:table-cell office:value-type="float" office:value="7993" table:style-name="ce5">
            <text:p>7993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esa-libGL</text:p>
          </table:table-cell>
          <table:table-cell office:value-type="float" office:value="7991" table:style-name="ce5">
            <text:p>7991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ibXv</text:p>
          </table:table-cell>
          <table:table-cell office:value-type="float" office:value="7989" table:style-name="ce5">
            <text:p>7989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xz-libs</text:p>
          </table:table-cell>
          <table:table-cell office:value-type="float" office:value="7975" table:style-name="ce5">
            <text:p>7975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ibXpm</text:p>
          </table:table-cell>
          <table:table-cell office:value-type="float" office:value="7973" table:style-name="ce5">
            <text:p>7973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net-snmp-libs</text:p>
          </table:table-cell>
          <table:table-cell office:value-type="float" office:value="7968" table:style-name="ce5">
            <text:p>7968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ibXxf86misc</text:p>
          </table:table-cell>
          <table:table-cell office:value-type="float" office:value="7965" table:style-name="ce5">
            <text:p>7965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ibdmx</text:p>
          </table:table-cell>
          <table:table-cell office:value-type="float" office:value="7960" table:style-name="ce5">
            <text:p>7960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ibxkbfile</text:p>
          </table:table-cell>
          <table:table-cell office:value-type="float" office:value="7960" table:style-name="ce5">
            <text:p>7960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ibXxf86dga</text:p>
          </table:table-cell>
          <table:table-cell office:value-type="float" office:value="7960" table:style-name="ce5">
            <text:p>7960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mailcap</text:p>
          </table:table-cell>
          <table:table-cell office:value-type="float" office:value="7944" table:style-name="ce5">
            <text:p>7944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ython-rhsm</text:p>
          </table:table-cell>
          <table:table-cell office:value-type="float" office:value="7911" table:style-name="ce5">
            <text:p>7911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ibXp</text:p>
          </table:table-cell>
          <table:table-cell office:value-type="float" office:value="7906" table:style-name="ce5">
            <text:p>7906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elfutils-libelf-devel</text:p>
          </table:table-cell>
          <table:table-cell office:value-type="float" office:value="7881" table:style-name="ce5">
            <text:p>7881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gd</text:p>
          </table:table-cell>
          <table:table-cell office:value-type="float" office:value="7877" table:style-name="ce5">
            <text:p>7877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ibaio-devel</text:p>
          </table:table-cell>
          <table:table-cell office:value-type="float" office:value="7836" table:style-name="ce5">
            <text:p>7836</text:p>
          </table:table-cell>
          <table:table-cell office:value-type="string" table:style-name="ce6">
            <text:p>Librarie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inux kernel</text:p>
          </table:table-cell>
          <table:table-cell office:value-type="float" office:value="11791" table:style-name="ce5">
            <text:p>11791</text:p>
          </table:table-cell>
          <table:table-cell office:value-type="string" table:style-name="ce6">
            <text:p>Operating system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csh</text:p>
          </table:table-cell>
          <table:table-cell office:value-type="float" office:value="8048" table:style-name="ce5">
            <text:p>8048</text:p>
          </table:table-cell>
          <table:table-cell office:value-type="string" table:style-name="ce6">
            <text:p>Operating system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ksh</text:p>
          </table:table-cell>
          <table:table-cell office:value-type="float" office:value="7989" table:style-name="ce5">
            <text:p>7989</text:p>
          </table:table-cell>
          <table:table-cell office:value-type="string" table:style-name="ce6">
            <text:p>Operating system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virt-what</text:p>
          </table:table-cell>
          <table:table-cell office:value-type="float" office:value="8039" table:style-name="ce5">
            <text:p>8039</text:p>
          </table:table-cell>
          <table:table-cell office:value-type="string" table:style-name="ce6">
            <text:p>Other custom softwar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ULRUNNER</text:p>
          </table:table-cell>
          <table:table-cell office:value-type="float" office:value="16529" table:style-name="ce5">
            <text:p>16529</text:p>
          </table:table-cell>
          <table:table-cell office:value-type="string" table:style-name="ce6">
            <text:p>Runtime software platfor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sqlite</text:p>
          </table:table-cell>
          <table:table-cell office:value-type="float" office:value="9274" table:style-name="ce5">
            <text:p>9274</text:p>
          </table:table-cell>
          <table:table-cell office:value-type="string" table:style-name="ce6">
            <text:p>Runtime software platform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vm2</text:p>
          </table:table-cell>
          <table:table-cell office:value-type="float" office:value="8953" table:style-name="ce5">
            <text:p>8953</text:p>
          </table:table-cell>
          <table:table-cell office:value-type="string" table:style-name="ce6">
            <text:p>Runtime software platform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amba</text:p>
          </table:table-cell>
          <table:table-cell office:value-type="float" office:value="8807" table:style-name="ce5">
            <text:p>8807</text:p>
          </table:table-cell>
          <table:table-cell office:value-type="string" table:style-name="ce6">
            <text:p>Runtime software platform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dbus</text:p>
          </table:table-cell>
          <table:table-cell office:value-type="float" office:value="8349" table:style-name="ce5">
            <text:p>8349</text:p>
          </table:table-cell>
          <table:table-cell office:value-type="string" table:style-name="ce6">
            <text:p>Runtime software platfor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pache HTTP Server</text:p>
          </table:table-cell>
          <table:table-cell office:value-type="float" office:value="8252" table:style-name="ce5">
            <text:p>8252</text:p>
          </table:table-cell>
          <table:table-cell office:value-type="string" table:style-name="ce6">
            <text:p>Runtime software platform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libdrm</text:p>
          </table:table-cell>
          <table:table-cell office:value-type="float" office:value="8252" table:style-name="ce5">
            <text:p>8252</text:p>
          </table:table-cell>
          <table:table-cell office:value-type="string" table:style-name="ce6">
            <text:p>Runtime software platform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apr</text:p>
          </table:table-cell>
          <table:table-cell office:value-type="float" office:value="8036" table:style-name="ce5">
            <text:p>8036</text:p>
          </table:table-cell>
          <table:table-cell office:value-type="string" table:style-name="ce6">
            <text:p>Runtime software platform</text:p>
          </table:table-cell>
          <table:table-cell table:number-columns-repeated="16381"/>
        </table:table-row>
        <table:table-row table:number-rows-repeated="9" table:style-name="ro1">
          <table:table-cell table:style-name="ce1"/>
          <table:table-cell table:style-name="ce7"/>
          <table:table-cell table:style-name="ce8"/>
          <table:table-cell table:number-columns-repeated="16381"/>
        </table:table-row>
        <table:table-row table:number-rows-repeated="2920" table:style-name="ro1">
          <table:table-cell/>
          <table:table-cell table:style-name="ce7"/>
          <table:table-cell table:number-columns-repeated="16382"/>
        </table:table-row>
        <table:table-row table:number-rows-repeated="1045384" table:style-name="ro1">
          <table:table-cell table:number-columns-repeated="16384"/>
        </table:table-row>
      </table:table>
      <table:database-ranges>
        <table:database-range table:target-range-address="Export_Worksheet.A1:Export_Worksheet.C3192">
          <table:sort>
            <table:sort-by table:field-number="2"/>
            <table:sort-by table:field-number="1" table:order="descending"/>
            <table:sort-by table:field-number="0"/>
          </table:sort>
        </table:database-range>
        <table:database-range table:target-range-address="Export_Worksheet.A1:Export_Worksheet.C26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Dialog" svg:font-family="Dialog"/>
    <style:font-face style:name="Tahoma" svg:font-family="Tahom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pache POI</meta:initial-creator>
    <dc:creator>ARORA Saranjit Singh (DIGIT-EXT)</dc:creator>
    <meta:creation-date>2019-06-06T22:30:07Z</meta:creation-date>
    <dc:date>2020-04-29T15:02:58Z</dc:date>
  </office:meta>
</office:document-meta>
</file>